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53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12"/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1" table:number-columns-repeated="4" table:default-cell-style-name="Default"/>
        <table:table-row table:style-name="ro2" table:number-rows-repeated="3">
          <table:table-cell table:number-columns-repeated="22"/>
        </table:table-row>
        <table:table-row table:style-name="ro2">
          <table:table-cell table:number-columns-repeated="5"/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table:style-name="ce1" office:value-type="string">
            <text:p>OCCS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1" table:formula="of:=+SUM([.F5:.H5])" office:value-type="float" office:value="8">
            <text:p>8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1" table:formula="of:=+SUM([.F6:.H6])" office:value-type="float" office:value="6">
            <text:p>6</text:p>
          </table:table-cell>
          <table:table-cell/>
          <table:table-cell office:value-type="string">
            <text:p>COOCS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c3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" table:formula="of:=+SUM([.F7:.H7])" office:value-type="float" office:value="3">
            <text:p>3</text:p>
          </table:table-cell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string">
            <text:p>c2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c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1" table:formula="of:=+SUM([.F8:.H8])" office:value-type="float" office:value="13">
            <text:p>13</text:p>
          </table:table-cell>
          <table:table-cell office:value-type="string">
            <text:p>c1</text:p>
          </table:table-cell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c1</text:p>
          </table:table-cell>
          <table:table-cell office:value-type="float" office:value="2">
            <text:p>2</text:p>
          </table:table-cell>
          <table:table-cell office:value-type="string">
            <text:p>c4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c2</text:p>
          </table:table-cell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c3</text:p>
          </table:table-cell>
          <table:table-cell office:value-type="float" office:value="2">
            <text:p>2</text:p>
          </table:table-cell>
          <table:table-cell office:value-type="string">
            <text:p>c4</text:p>
          </table:table-cell>
          <table:table-cell table:number-columns-repeated="10"/>
        </table:table-row>
        <table:table-row table:style-name="ro4">
          <table:table-cell table:number-columns-repeated="14"/>
          <table:table-cell office:value-type="string">
            <text:p>COOCS</text:p>
          </table:table-cell>
          <table:table-cell table:number-columns-repeated="4"/>
          <table:table-cell table:style-name="ce5" office:value-type="string" table:number-columns-spanned="2" table:number-rows-spanned="1">
            <text:p>ouput.txt</text:p>
          </table:table-cell>
          <table:covered-table-cell/>
          <table:table-cell/>
        </table:table-row>
        <table:table-row table:style-name="ro4">
          <table:table-cell table:number-columns-repeated="13"/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table:number-columns-repeated="3"/>
          <table:table-cell office:value-type="string">
            <text:p>prom</text:p>
          </table:table-cell>
          <table:table-cell office:value-type="string">
            <text:p>Desv-est</text:p>
          </table:table-cell>
        </table:table-row>
        <table:table-row table:style-name="ro2">
          <table:table-cell table:number-columns-repeated="12"/>
          <table:table-cell office:value-type="string">
            <text:p>c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formula="of:=+(SUM([.N15:.Q15]))" office:value-type="float" office:value="7">
            <text:p>7</text:p>
          </table:table-cell>
          <table:table-cell/>
          <table:table-cell table:style-name="ce1" office:value-type="string">
            <text:p>c1</text:p>
          </table:table-cell>
          <table:table-cell table:style-name="ce6" table:formula="of:=AVERAGE([.N15:.Q15])" office:value-type="float" office:value="2.33333333333333">
            <text:p>2,3333</text:p>
          </table:table-cell>
          <table:table-cell table:style-name="ce6" table:formula="of:=+STDEV([.N15:.Q15])" office:value-type="float" office:value="0.577350269189626">
            <text:p>0,5774</text:p>
          </table:table-cell>
        </table:table-row>
        <table:table-row table:style-name="ro2">
          <table:table-cell table:number-columns-repeated="12"/>
          <table:table-cell office:value-type="string">
            <text:p>c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formula="of:=+(SUM([.N16:.Q16]))" office:value-type="float" office:value="5">
            <text:p>5</text:p>
          </table:table-cell>
          <table:table-cell/>
          <table:table-cell table:style-name="ce1" office:value-type="string">
            <text:p>c2</text:p>
          </table:table-cell>
          <table:table-cell table:style-name="ce6" table:formula="of:=AVERAGE([.N16:.Q16])" office:value-type="float" office:value="1.66666666666667">
            <text:p>1,6667</text:p>
          </table:table-cell>
          <table:table-cell table:style-name="ce6" table:formula="of:=+STDEV([.N16:.Q16])" office:value-type="float" office:value="0.577350269189626">
            <text:p>0,5774</text:p>
          </table:table-cell>
        </table:table-row>
        <table:table-row table:style-name="ro2">
          <table:table-cell table:number-columns-repeated="12"/>
          <table:table-cell office:value-type="string">
            <text:p>c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formula="of:=+(SUM([.N17:.Q17]))" office:value-type="float" office:value="7">
            <text:p>7</text:p>
          </table:table-cell>
          <table:table-cell/>
          <table:table-cell table:style-name="ce1" office:value-type="string">
            <text:p>c3</text:p>
          </table:table-cell>
          <table:table-cell table:style-name="ce6" table:formula="of:=AVERAGE([.N17:.Q17])" office:value-type="float" office:value="2.33333333333333">
            <text:p>2,3333</text:p>
          </table:table-cell>
          <table:table-cell table:style-name="ce6" table:formula="of:=+STDEV([.N17:.Q17])" office:value-type="float" office:value="0.577350269189626">
            <text:p>0,5774</text:p>
          </table:table-cell>
        </table:table-row>
        <table:table-row table:style-name="ro2">
          <table:table-cell table:number-columns-repeated="12"/>
          <table:table-cell office:value-type="string">
            <text:p>c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string">
            <text:p>-</text:p>
          </table:table-cell>
          <table:table-cell table:formula="of:=+(SUM([.N18:.Q18]))" office:value-type="float" office:value="5">
            <text:p>5</text:p>
          </table:table-cell>
          <table:table-cell/>
          <table:table-cell table:style-name="ce1" office:value-type="string">
            <text:p>c4</text:p>
          </table:table-cell>
          <table:table-cell table:style-name="ce6" table:formula="of:=AVERAGE([.N18:.Q18])" office:value-type="float" office:value="1.66666666666667">
            <text:p>1,6667</text:p>
          </table:table-cell>
          <table:table-cell table:style-name="ce6" table:formula="of:=+STDEV([.N18:.Q18])" office:value-type="float" office:value="0.577350269189626">
            <text:p>0,5774</text:p>
          </table:table-cell>
        </table:table-row>
        <table:table-row table:style-name="ro2">
          <table:table-cell table:number-columns-repeated="9"/>
          <table:table-cell table:style-name="Default" table:number-columns-repeated="3"/>
          <table:table-cell/>
          <table:table-cell table:formula="of:=+SUM([.N15:.N18])" office:value-type="float" office:value="7">
            <text:p>7</text:p>
          </table:table-cell>
          <table:table-cell table:formula="of:=+SUM([.O15:.O18])" office:value-type="float" office:value="5">
            <text:p>5</text:p>
          </table:table-cell>
          <table:table-cell table:formula="of:=+SUM([.P15:.P18])" office:value-type="float" office:value="7">
            <text:p>7</text:p>
          </table:table-cell>
          <table:table-cell table:formula="of:=+SUM([.Q15:.Q18])" office:value-type="float" office:value="5">
            <text:p>5</text:p>
          </table:table-cell>
          <table:table-cell table:number-columns-repeated="5"/>
        </table:table-row>
        <table:table-row table:style-name="ro2" table:number-rows-repeated="6">
          <table:table-cell table:number-columns-repeated="9"/>
          <table:table-cell table:style-name="Default" table:number-columns-repeated="3"/>
          <table:table-cell table:number-columns-repeated="10"/>
        </table:table-row>
        <table:table-row table:style-name="ro2" table:number-rows-repeated="104855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kSM3 </meta:initial-creator>
    <meta:creation-date>2014-04-30T02:47:48</meta:creation-date>
    <dc:date>2014-05-01T00:02:04</dc:date>
    <dc:creator>PkSM3 </dc:creator>
    <meta:editing-duration>PT19M5S</meta:editing-duration>
    <meta:editing-cycles>3</meta:editing-cycles>
    <meta:generator>LibreOffice/3.5$Linux_X86_64 LibreOffice_project/350m1$Build-2</meta:generator>
    <meta:document-statistic meta:table-count="3" meta:cell-count="91" meta:object-count="0"/>
  </office:meta>
</office:document-meta>
</file>